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7 Sheet1.D1:Sheet1.D1 Sheet1.D2:Sheet1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Meinhel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142" calcext:value-type="float">
            <text:p>0.02142</text:p>
          </table:table-cell>
        </table:table-row>
        <table:table-row table:style-name="ro1">
          <table:table-cell table:style-name="ce2" office:value-type="string" calcext:value-type="string">
            <text:p>Django+uWSG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083" calcext:value-type="float">
            <text:p>0.02083</text:p>
          </table:table-cell>
        </table:table-row>
        <table:table-row table:style-name="ro1">
          <table:table-cell table:style-name="ce1" office:value-type="string" calcext:value-type="string">
            <text:p>Flask+Meinhel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912" calcext:value-type="float">
            <text:p>0.01912</text:p>
          </table:table-cell>
        </table:table-row>
        <table:table-row table:style-name="ro1">
          <table:table-cell table:style-name="ce2" office:value-type="string" calcext:value-type="string">
            <text:p>Flask+uWSG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896" calcext:value-type="float">
            <text:p>0.01896</text:p>
          </table:table-cell>
        </table:table-row>
        <table:table-row table:style-name="ro1">
          <table:table-cell table:style-name="ce1" office:value-type="string" calcext:value-type="string">
            <text:p>API-Hou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783" calcext:value-type="float">
            <text:p>0.00783</text:p>
          </table:table-cell>
        </table:table-row>
        <table:table-row table:style-name="ro1">
          <table:table-cell table:style-name="ce1" office:value-type="string" calcext:value-type="string">
            <text:p>API-Hour w/o Ngin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855" calcext:value-type="float">
            <text:p>0.00855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2:11:46.24859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3-10T22:15:04.435083951</dc:date>
    <dc:creator>Ludovic Gasc</dc:creator>
    <meta:editing-duration>PT47M42S</meta:editing-duration>
    <meta:editing-cycles>16</meta:editing-cycles>
    <meta:generator>LibreOffice/4.2.7.2$Linux_X86_64 LibreOffice_project/420m0$Build-2</meta:generator>
    <meta:document-statistic meta:table-count="1" meta:cell-count="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2:Sheet1.B7 Sheet1.B1:Sheet1.B1" chart:data-source-has-labels="both" svg:x="0.297cm" svg:y="0.211cm" svg:width="14.282cm" svg:height="10.177cm">
          <chartooo:coordinate-region svg:x="0.918cm" svg:y="0.41cm" svg:width="13.186cm" svg:height="8.933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10">
                <text:p>1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7 Sheet1.C1:Sheet1.C7" chart:data-source-has-labels="both" svg:x="0.297cm" svg:y="0.2cm" svg:width="14.26cm" svg:height="9.614cm">
          <chartooo:coordinate-region svg:x="0.945cm" svg:y="0.373cm" svg:width="13.135cm" svg:height="8.396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bar">
            <chart:data-point/>
            <chart:data-point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7 Sheet1.D1:Sheet1.D7" chart:data-source-has-labels="both" svg:x="0.295cm" svg:y="0.208cm" svg:width="14.175cm" svg:height="9.997cm">
          <chartooo:coordinate-region svg:x="1.393cm" svg:y="0.407cm" svg:width="12.578cm" svg:height="8.753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" chart:label-cell-address="Sheet1.D1:Sheet1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0.02142">
                <text:p>0.02142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0.02083">
                <text:p>0.02083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0.01912">
                <text:p>0.01912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0.01896">
                <text:p>0.01896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0.00783">
                <text:p>0.00783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0.00855">
                <text:p>0.00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